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c2" officeooo:paragraph-rsid="001065c2"/>
    </style:style>
    <style:style style:name="P2" style:family="paragraph" style:parent-style-name="Standard">
      <style:text-properties officeooo:rsid="00125001" officeooo:paragraph-rsid="00125001"/>
    </style:style>
    <style:style style:name="T1" style:family="text">
      <style:text-properties officeooo:rsid="00125001"/>
    </style:style>
    <style:style style:name="T2" style:family="text">
      <style:text-properties officeooo:rsid="00133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ied Development Log:</text:p>
      <text:p text:style-name="P1">Jun 2022:</text:p>
      <text:p text:style-name="P1">-Created Aseprite File</text:p>
      <text:p text:style-name="P1">-Added KyoWalkReference for Walking Sprite</text:p>
      <text:p text:style-name="P1">-Created BATasks text file to keep track of progress (at first drawing)</text:p>
      <text:p text:style-name="P1">-Started with Proposal Documents (not project related)</text:p>
      <text:p text:style-name="P1">Jul 2022:</text:p>
      <text:p text:style-name="P1">-Created Unity Project</text:p>
      <text:p text:style-name="P1">-Created Commands using Design Patterns</text:p>
      <text:p text:style-name="P1">-Created a Journal too keep track of programming and game design tasks (as I was going to take a break for the thesis)</text:p>
      <text:p text:style-name="P1">-<text:span text:style-name="T1">Created StateMachine</text:span></text:p>
      <text:p text:style-name="P1">-<text:span text:style-name="T1">Created Character script and attack script</text:span></text:p>
      <text:p text:style-name="P2">Aug 2022:</text:p>
      <text:p text:style-name="P2">-Created Button behaviour to not use Unity Input system</text:p>
      <text:p text:style-name="P2">-Created Collision Physics and hitboxes.</text:p>
      <text:p text:style-name="P2">Sep 2022 – Oct 2022:</text:p>
      <text:p text:style-name="P2">-Worked on Thesis</text:p>
      <text:p text:style-name="P2">-Kept working on game physics</text:p>
      <text:p text:style-name="P2">-Created animations (remaking game model)</text:p>
      <text:p text:style-name="P2">-Start working on attack logic (reaction to attacks and performing attacks)</text:p>
      <text:p text:style-name="P2">-Framecap (wrong) at 60 FPS</text:p>
      <text:p text:style-name="P2">-Start using BATasks to keep track of whole development progress</text:p>
      <text:p text:style-name="P2">-Camera Follow</text:p>
      <text:p text:style-name="P2">-Created Hit reactions</text:p>
      <text:p text:style-name="P2">-UI elements (lifebars and timer)</text:p>
      <text:p text:style-name="P2">-Camera Zoom</text:p>
      <text:p text:style-name="P2">-Created hit push</text:p>
      <text:p text:style-name="P2">-Created Main Menu</text:p>
      <text:p text:style-name="P2">November:</text:p>
      <text:p text:style-name="P2">-Implemented Block</text:p>
      <text:p text:style-name="P2">-Created Heavy Attacks</text:p>
      <text:p text:style-name="P2">-Implemented Combos</text:p>
      <text:p text:style-name="P2">December:</text:p>
      <text:p text:style-name="P2">-Created AI</text:p>
      <text:p text:style-name="P2">-Implemented Background Image</text:p>
      <text:p text:style-name="P2">-Landing Recovery</text:p>
      <text:p text:style-name="P2">-High Low Attacks</text:p>
      <text:p text:style-name="P2">-<text:span text:style-name="T2">Implemented New Input System</text:span></text:p>
      <text:p text:style-name="P2">-<text:span text:style-name="T2">Implemented Special Attacks</text:span></text:p>
      <text:p text:style-name="P2">-<text:span text:style-name="T2">Fixed Physics</text:span></text:p>
      <text:p text:style-name="P2">-<text:span text:style-name="T2">Created Grabs</text:span></text:p>
      <text:p text:style-name="P2">-<text:span text:style-name="T2">Added Hitstop</text:span></text:p>
      <text:p text:style-name="P2">-<text:span text:style-name="T2">Implemented Elemental Specials</text:span></text:p>
      <text:p text:style-name="P2">-<text:span text:style-name="T2">Implemented Character Select</text:span></text:p>
      <text:p text:style-name="P2">-<text:span text:style-name="T2">Implemented Sounds and Music</text:span></text:p>
      <text:p text:style-name="P2">-<text:span text:style-name="T2">Created Documentation file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2:43:56.738000000</meta:creation-date>
    <dc:date>2023-01-06T13:11:05.489000000</dc:date>
    <meta:editing-duration>PT4M38S</meta:editing-duration>
    <meta:editing-cycles>1</meta:editing-cycles>
    <meta:document-statistic meta:table-count="0" meta:image-count="0" meta:object-count="0" meta:page-count="1" meta:paragraph-count="46" meta:word-count="195" meta:character-count="1334" meta:non-whitespace-character-count="1184"/>
    <meta:generator>LibreOffice/7.3.0.3$Windows_X86_64 LibreOffice_project/0f246aa12d0eee4a0f7adcefbf7c878fc2238db3</meta:generator>
  </office:meta>
</office:document-meta>
</file>